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ceInterceptor.setLogExceptionStackTrace( boolean logException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setLoggerName( String log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isInterceptorEnabled( MethodInvocation invocation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isLogEnabled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setUseDynamicLogger( boolean useDynamic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getLoggerForInvocation( Method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raceInterceptor.invoke( Method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raceInterceptor.writeToLog( Log logger , String message , @ Nullable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raceInterceptor.getClassForLogging(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writeToLog( Log logger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ceInterceptor.setHideProxyClassNames( boolean hideProxy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